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18" table:formula="of:=[.J2]-[.M2]" office:value-type="float" office:value="-1955.86405016552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18" table:formula="of:=[.J3]-[.M3]" office:value-type="float" office:value="-378.967613269084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18" table:formula="of:=[.J6]-[.M6]" office:value-type="float" office:value="-5060.78579508727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18" table:formula="of:=[.J11]-[.M11]" office:value-type="float" office:value="-5778.96761326908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18" table:formula="of:=[.J12]-[.M12]" office:value-type="float" office:value="-8560.78579508727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18" table:formula="of:=[.J13]-[.M13]" office:value-type="float" office:value="-10006.2403405418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18" table:formula="of:=[.J16]-[.M16]" office:value-type="float" office:value="-4895.77205882353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18" table:formula="of:=[.J17]-[.M17]" office:value-type="float" office:value="-3360.78579508727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18" table:formula="of:=[.J18]-[.M18]" office:value-type="float" office:value="-5378.96761326908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18" table:formula="of:=[.J19]-[.M19]" office:value-type="float" office:value="-15071.4676132691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9"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0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formula="of:=[.O10]-[.M10]" office:value-type="float" office:value="-2956.003996004">
            <text:p>-2956.003996004</text:p>
          </table:table-cell>
          <table:table-cell office:value-type="float" office:value="8150">
            <text:p>8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9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0766.7282717283">
            <text:p>-50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21150">
            <text:p>121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9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9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9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table:number-columns-repeated="3"/>
          <table:table-cell table:formula="of:=SUM([.B2:.F2])" office:value-type="float" office:value="11900">
            <text:p>11900</text:p>
          </table:table-cell>
          <table:table-cell table:style-name="ce8" table:formula="of:=SUM([.B21:.F21])" office:value-type="float" office:value="700">
            <text:p>700</text:p>
          </table:table-cell>
          <table:table-cell office:value-type="string">
            <text:p>Անի Գ․</text:p>
          </table:table-cell>
          <table:table-cell/>
          <table:table-cell office:value-type="float" office:value="8800">
            <text:p>8800</text:p>
          </table:table-cell>
        </table:table-row>
        <table:table-row table:style-name="ro9">
          <table:table-cell table:style-name="ce32" office:value-type="date" office:date-value="2015-11-02">
            <text:p>11/02/15</text:p>
          </table:table-cell>
          <table:table-cell table:style-name="ce2"/>
          <table:table-cell table:number-columns-repeated="5"/>
          <table:table-cell table:style-name="ce8" table:formula="of:=SUM([.B21:.F21])" office:value-type="float" office:value="700">
            <text:p>700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21:.F21])" office:value-type="float" office:value="700">
            <text:p>700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21:.F21])" office:value-type="float" office:value="700">
            <text:p>70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21:.F21])" office:value-type="float" office:value="700">
            <text:p>70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700">
            <text:p>700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];[.D21];[.E21])" office:value-type="float" office:value="370.588235294118">
            <text:p>370.5882352941</text:p>
          </table:table-cell>
          <table:table-cell office:value-type="string">
            <text:p>Ման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700">
            <text:p>700</text:p>
          </table:table-cell>
          <table:table-cell office:value-type="string">
            <text:p>Նան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table:number-columns-repeated="4"/>
          <table:table-cell table:formula="of:=SUM([.B21:.F21])" office:value-type="float" office:value="700">
            <text:p>700</text:p>
          </table:table-cell>
          <table:table-cell office:value-type="string">
            <text:p>Հասմիկ Դ․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21];[.C21];[.F21])" office:value-type="float" office:value="700">
            <text:p>70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/>
          <table:table-cell office:value-type="string">
            <text:p>+Karen</text:p>
          </table:table-cell>
          <table:table-cell table:number-columns-repeated="2"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21:.F21])" office:value-type="float" office:value="700">
            <text:p>700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-Arman</text:p>
          </table:table-cell>
          <table:table-cell table:style-name="Default"/>
          <table:table-cell table:formula="of:=SUM([.B21];[.D21];[.E21];[.F21])" office:value-type="float" office:value="370.588235294118">
            <text:p>370.588235294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700">
            <text:p>70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table:style-name="ce8"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700">
            <text:p>700</text:p>
          </table:table-cell>
          <table:table-cell table:style-name="ce8"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E21])" office:value-type="float" office:value="700">
            <text:p>700</text:p>
          </table:table-cell>
          <table:table-cell table:style-name="ce8"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700">
            <text:p>700</text:p>
          </table:table-cell>
          <table:table-cell table:style-name="ce8"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21:.F21])" office:value-type="float" office:value="700">
            <text:p>700</text:p>
          </table:table-cell>
          <table:table-cell table:style-name="ce8" office:value-type="string">
            <text:p>Taron</text:p>
          </table:table-cell>
          <table:table-cell table:number-columns-repeated="2"/>
        </table:table-row>
        <table:table-row table:style-name="ro15">
          <table:table-cell table:number-columns-repeated="6"/>
          <table:table-cell table:style-name="Default"/>
          <table:table-cell table:style-name="Default" table:formula="of:=SUM([.B21:.F21])" office:value-type="float" office:value="700">
            <text:p>700</text:p>
          </table:table-cell>
          <table:table-cell table:style-name="Default"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0">
            <text:p>0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5" office:value-type="float" office:value="0">
            <text:p>0</text:p>
          </table:table-cell>
          <table:table-cell table:style-name="Default"/>
          <table:table-cell table:style-name="ce2" table:formula="of:=SUM([.H2:.H20])" office:value-type="float" office:value="11941.1764705882">
            <text:p>11941.1764705882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11/03/2015</text:date>, <text:time>12:1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3T12:15:41</dc:date>
    <meta:editing-duration>P2DT8M18S</meta:editing-duration>
    <meta:editing-cycles>1101</meta:editing-cycles>
    <meta:generator>OpenOffice/4.1.1$Unix OpenOffice.org_project/411m6$Build-9775</meta:generator>
    <dc:creator>employee employee</dc:creator>
    <meta:document-statistic meta:table-count="9" meta:cell-count="2620" meta:object-count="0"/>
  </office:meta>
</office:document-meta>
</file>